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1f7bce" officeooo:paragraph-rsid="001f7bce"/>
    </style:style>
    <style:style style:name="P2" style:family="paragraph" style:parent-style-name="Standard">
      <style:text-properties officeooo:rsid="00206795" officeooo:paragraph-rsid="00206795"/>
    </style:style>
    <style:style style:name="P3" style:family="paragraph" style:parent-style-name="Standard">
      <style:text-properties officeooo:rsid="00220193" officeooo:paragraph-rsid="00220193"/>
    </style:style>
    <style:style style:name="P4" style:family="paragraph" style:parent-style-name="Standard">
      <style:text-properties officeooo:rsid="0024d8ad" officeooo:paragraph-rsid="0024d8ad"/>
    </style:style>
    <style:style style:name="P5" style:family="paragraph" style:parent-style-name="Standard">
      <style:text-properties officeooo:rsid="00269c1e" officeooo:paragraph-rsid="00269c1e"/>
    </style:style>
    <style:style style:name="P6" style:family="paragraph" style:parent-style-name="Standard">
      <style:text-properties officeooo:rsid="00269c1e" officeooo:paragraph-rsid="0028d5b0"/>
    </style:style>
    <style:style style:name="T1" style:family="text">
      <style:text-properties officeooo:rsid="00209257"/>
    </style:style>
    <style:style style:name="T2" style:family="text">
      <style:text-properties officeooo:rsid="002201c7"/>
    </style:style>
    <style:style style:name="T3" style:family="text">
      <style:text-properties officeooo:rsid="00271205"/>
    </style:style>
    <style:style style:name="T4" style:family="text">
      <style:text-properties officeooo:rsid="0028d5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ebate about the affect of Arctic sea ice loss on the weather and climate of the midlatitudes is lively (Overland 2014, Fischer &amp; Knutti 2014, Wallace, Palmer(?)). On the one hand, correlations between </text:p>
      <text:p text:style-name="P1"/>
      <text:p text:style-name="P1"/>
      <text:p text:style-name="P2">Here we investigate the relationship of <text:span text:style-name="T1">winter sea ice anomalies in the </text:span>Barents-Kara Seas to Eurasian winter surface air temperature <text:span text:style-name="T1">on a multi-decadal timescale</text:span> in <text:span text:style-name="T1">a long preindustrial control simulation and </text:span>three <text:span text:style-name="T1">l</text:span>arge ensembles of <text:span text:style-name="T1">atmosphere-ocean-cryosphere</text:span> model simulations <text:span text:style-name="T1">with All historical forcings, Natural-only forcings, and anthropogenic Aerosol-only forcing</text:span>. <text:s/><text:span text:style-name="T1">We then isolate the influence of Arctic sea ice loss on the linkage using a large ensemble of simulations from the companion atmosphere-only model with prescribed sea ice loss taken from simulations from the All historical forcings ensemble. We find no evidence of a sea-ice loss related decrease in Eurasian winter temperature in </text:span></text:p>
      <text:p text:style-name="P2"/>
      <text:p text:style-name="P2"/>
      <text:p text:style-name="P3">Two competing effects influence Eurasian winter climate: the strength of the circulation change that is conducive to Eurasian cooling (e.g. high pressure over the Barents-Kara Seas, <text:span text:style-name="T2">extending west over Greenland and Hudson's Bay) and the degree to which the source of the advected air from the Arctic to Eurasia warms. Because the Arctic has warmed more than the midlatitudes, observations indicate that on a daily timescale, midlatitude temperature variance has decreased because cold extremes have warmed more than warm extremes (Screen 2014)</text:span></text:p>
      <text:p text:style-name="P3"/>
      <text:p text:style-name="P3">There are two competing effects </text:p>
      <text:p text:style-name="P3">In order for Eurasian cooling to occur due to change in circulation,</text:p>
      <text:p text:style-name="P3"/>
      <text:p text:style-name="P3"/>
      <text:p text:style-name="P4">Reconciling the Warm Arctic – Cold Eurasia Linkage</text:p>
      <text:p text:style-name="P4"/>
      <text:p text:style-name="P5"/>
      <text:p text:style-name="P6"><text:span text:style-name="T3">Decreased Eurasian winter SAT</text:span> <text:span text:style-name="T4">is correlated with a continental-scale cold anomaly, a high height anomaly extending from the Barents-Kara Seas across the GIN and Labrador Seas to Hudson's Bay, and negative height anomalies over the East Siberian, Chukchi, and Beaufort Seas and over much of central and east Asia. These features produce strong gradients that cause cold-air advection of polar air south and west across Eurasia. </text:span></text:p>
      <text:p text:style-name="P6"/>
      <text:p text:style-name="P6"><text:span text:style-name="T4"><text:s/>extending across the remaining half of the Arctic from </text:span></text:p>
      <text:p text:style-name="P5"/>
      <text:p text:style-name="P5">Correlations between 11-year epoch anomalies of Barents-Kara Seas sea ice loss and Eurasian surface air temperature indicate that BKS SIC loss is associated with increased geopotential height aloft, <text:span text:style-name="T3">but its areal extent is limited 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3T16:43:55.190115794</meta:creation-date>
    <dc:date>2015-07-13T19:41:14.980740917</dc:date>
    <meta:editing-duration>PT10M18S</meta:editing-duration>
    <meta:editing-cycles>1</meta:editing-cycles>
    <meta:document-statistic meta:table-count="0" meta:image-count="0" meta:object-count="0" meta:page-count="1" meta:paragraph-count="9" meta:word-count="350" meta:character-count="2318" meta:non-whitespace-character-count="1968"/>
    <meta:generator>LibreOffice/4.2.8.2$Linux_X86_64 LibreOffice_project/420m0$Build-2</meta:generator>
  </office:meta>
</office:document-meta>
</file>